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b83" officeooo:paragraph-rsid="0003dceb"/>
    </style:style>
    <style:style style:name="P2" style:family="paragraph" style:parent-style-name="Standard">
      <style:text-properties fo:font-weight="bold" officeooo:rsid="000c3036" officeooo:paragraph-rsid="0003dceb" style:font-weight-asian="bold" style:font-weight-complex="bold"/>
    </style:style>
    <style:style style:name="P3" style:family="paragraph" style:parent-style-name="Standard">
      <style:text-properties fo:font-weight="bold" officeooo:rsid="00049b83" officeooo:paragraph-rsid="0003dceb" style:font-weight-asian="bold" style:font-weight-complex="bold"/>
    </style:style>
    <style:style style:name="P4" style:family="paragraph" style:parent-style-name="Standard">
      <style:text-properties fo:font-weight="bold" officeooo:rsid="00040319" officeooo:paragraph-rsid="00040319" style:font-weight-asian="bold" style:font-weight-complex="bold"/>
    </style:style>
    <style:style style:name="P5" style:family="paragraph" style:parent-style-name="Standard">
      <style:text-properties officeooo:rsid="00049b83" officeooo:paragraph-rsid="0003dceb"/>
    </style:style>
    <style:style style:name="P6" style:family="paragraph" style:parent-style-name="Standard">
      <style:text-properties officeooo:rsid="00040319" officeooo:paragraph-rsid="00040319"/>
    </style:style>
    <style:style style:name="P7" style:family="paragraph" style:parent-style-name="Standard">
      <style:text-properties fo:font-weight="normal" officeooo:rsid="00040319" officeooo:paragraph-rsid="00040319" style:font-weight-asian="normal" style:font-weight-complex="normal"/>
    </style:style>
    <style:style style:name="P8" style:family="paragraph" style:parent-style-name="Standard">
      <style:text-properties officeooo:rsid="00040ad7" officeooo:paragraph-rsid="00040ad7"/>
    </style:style>
    <style:style style:name="T1" style:family="text">
      <style:text-properties officeooo:rsid="00040319"/>
    </style:style>
    <style:style style:name="T2" style:family="text">
      <style:text-properties officeooo:rsid="000733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erso de : </text:span>Mathias</text:p>
      <text:p text:style-name="P3"/>
      <text:p text:style-name="P2">Description</text:p>
      <text:p text:style-name="P1">Perso bonne éducation</text:p>
      <text:p text:style-name="P1">Pas très puissant</text:p>
      <text:p text:style-name="P1">impliqué parce que perdu quelqu’un</text:p>
      <text:p text:style-name="P1">sympas, social</text:p>
      <text:p text:style-name="P1"/>
      <text:p text:style-name="P4">Avancée</text:p>
      <text:p text:style-name="P6">Fille au bordel : Carmena</text:p>
      <text:p text:style-name="P6">Entente cordiale avec Kaguro</text:p>
      <text:p text:style-name="P8">peu remarquable</text:p>
      <text:p text:style-name="P6"/>
      <text:p text:style-name="P4">Idée d'évolution du perso</text:p>
      <text:p text:style-name="P7">Politique entre les différentes familles <text:span text:style-name="T2">influen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6S</meta:editing-duration>
    <meta:editing-cycles>6</meta:editing-cycles>
    <meta:generator>LibreOffice/5.4.7.2$Windows_X86_64 LibreOffice_project/c838ef25c16710f8838b1faec480ebba495259d0</meta:generator>
    <dc:date>2021-05-09T23:37:07.703000000</dc:date>
    <meta:document-statistic meta:table-count="0" meta:image-count="0" meta:object-count="0" meta:page-count="1" meta:paragraph-count="12" meta:word-count="40" meta:character-count="266" meta:non-whitespace-character-count="238"/>
    <meta:user-defined meta:name="Info 1"/>
    <meta:user-defined meta:name="Info 2"/>
    <meta:user-defined meta:name="Info 3"/>
    <meta:user-defined meta:name="Info 4"/>
  </office:meta>
</office:document-meta>
</file>